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6e6ff" draw:textarea-horizontal-align="justify" draw:textarea-vertical-align="middle" draw:auto-grow-height="false" fo:min-height="12.15cm" fo:min-width="6.9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2.15cm" fo:min-width="1.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5" style:family="graphic" style:parent-style-name="standard">
      <style:graphic-properties draw:marker-start="" draw:fill="none" draw:textarea-horizontal-align="justify" draw:textarea-vertical-align="middle" draw:auto-grow-height="false" fo:min-height="12.15cm" fo:min-width="1.7cm"/>
    </style:style>
    <style:style style:name="gr6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3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dash" draw:stroke-dash="Fine_20_Dashed" svg:stroke-color="#000000" draw:marker-end="Arrow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</style:style>
    <style:style style:name="gr1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style:text-line-through-style="solid" style:text-line-through-type="single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line-through-style="solid" style:text-line-through-type="sing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7.4cm" svg:height="12.4cm" svg:x="7.531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cm" svg:height="12.4cm" svg:x="12.731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2.931cm" svg:y1="7.6cm" svg:x2="14.731cm" svg:y2="7.6cm">
          <text:p/>
        </draw:line>
        <draw:line draw:style-name="gr3" draw:text-style-name="P1" draw:layer="layout" svg:x1="12.931cm" svg:y1="7.6cm" svg:x2="14.731cm" svg:y2="7.6cm">
          <text:p/>
        </draw:line>
        <draw:line draw:style-name="gr3" draw:text-style-name="P1" draw:layer="layout" svg:x1="12.931cm" svg:y1="8.4cm" svg:x2="14.731cm" svg:y2="8.4cm">
          <text:p/>
        </draw:line>
        <draw:line draw:style-name="gr3" draw:text-style-name="P1" draw:layer="layout" svg:x1="12.931cm" svg:y1="9.6cm" svg:x2="14.731cm" svg:y2="9.6cm">
          <text:p/>
        </draw:line>
        <draw:line draw:style-name="gr4" draw:text-style-name="P1" draw:layer="layout" svg:x1="12.799cm" svg:y1="15.244cm" svg:x2="14.599cm" svg:y2="15.244cm">
          <text:p/>
        </draw:line>
        <draw:line draw:style-name="gr4" draw:text-style-name="P1" draw:layer="layout" svg:x1="12.931cm" svg:y1="12cm" svg:x2="14.731cm" svg:y2="12cm">
          <text:p/>
        </draw:line>
        <draw:custom-shape draw:style-name="gr5" draw:text-style-name="P1" draw:layer="layout" svg:width="2.2cm" svg:height="12.4cm" svg:x="17.731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7.931cm" svg:y1="7.6cm" svg:x2="19.731cm" svg:y2="7.6cm">
          <text:p/>
        </draw:line>
        <draw:line draw:style-name="gr3" draw:text-style-name="P1" draw:layer="layout" svg:x1="17.931cm" svg:y1="7.6cm" svg:x2="19.731cm" svg:y2="7.6cm">
          <text:p/>
        </draw:line>
        <draw:line draw:style-name="gr3" draw:text-style-name="P1" xml:id="id5" draw:id="id5" draw:layer="layout" svg:x1="17.931cm" svg:y1="8.4cm" svg:x2="19.731cm" svg:y2="8.4cm">
          <text:p/>
        </draw:line>
        <draw:line draw:style-name="gr3" draw:text-style-name="P1" xml:id="id3" draw:id="id3" draw:layer="layout" svg:x1="17.931cm" svg:y1="9.6cm" svg:x2="19.731cm" svg:y2="9.6cm">
          <text:p/>
        </draw:line>
        <draw:line draw:style-name="gr4" draw:text-style-name="P1" draw:layer="layout" svg:x1="17.799cm" svg:y1="15.244cm" svg:x2="19.599cm" svg:y2="15.244cm">
          <text:p/>
        </draw:line>
        <draw:line draw:style-name="gr3" draw:text-style-name="P1" xml:id="id7" draw:id="id7" draw:layer="layout" svg:x1="17.931cm" svg:y1="7.6cm" svg:x2="19.731cm" svg:y2="7.6cm">
          <text:p/>
        </draw:line>
        <draw:line draw:style-name="gr3" draw:text-style-name="P1" xml:id="id9" draw:id="id9" draw:layer="layout" svg:x1="17.931cm" svg:y1="6.6cm" svg:x2="19.731cm" svg:y2="6.6cm">
          <text:p/>
        </draw:line>
        <draw:line draw:style-name="gr6" draw:text-style-name="P1" draw:layer="layout" svg:x1="15.331cm" svg:y1="7.6cm" svg:x2="17.531cm" svg:y2="7.6cm">
          <text:p/>
        </draw:line>
        <draw:line draw:style-name="gr6" draw:text-style-name="P1" draw:layer="layout" svg:x1="15.331cm" svg:y1="8.4cm" svg:x2="17.531cm" svg:y2="8.4cm">
          <text:p/>
        </draw:line>
        <draw:line draw:style-name="gr6" draw:text-style-name="P1" draw:layer="layout" svg:x1="15.331cm" svg:y1="9.6cm" svg:x2="17.531cm" svg:y2="9.6cm">
          <text:p/>
        </draw:line>
        <draw:line draw:style-name="gr6" draw:text-style-name="P1" draw:layer="layout" svg:x1="15.331cm" svg:y1="15.2cm" svg:x2="17.531cm" svg:y2="15.2cm">
          <text:p/>
        </draw:line>
        <draw:line draw:style-name="gr3" draw:text-style-name="P1" xml:id="id1" draw:id="id1" draw:layer="layout" svg:x1="17.799cm" svg:y1="15.244cm" svg:x2="19.599cm" svg:y2="15.244cm">
          <text:p/>
        </draw:line>
        <draw:frame draw:style-name="gr7" draw:text-style-name="P2" draw:layer="layout" svg:width="7.377cm" svg:height="0.888cm" svg:x="7.531cm" svg:y="18.312cm">
          <draw:text-box>
            <text:p text:style-name="P1"><text:span text:style-name="T1">Container Definition</text:span></text:p>
          </draw:text-box>
        </draw:frame>
        <draw:frame draw:style-name="gr8" draw:text-style-name="P2" draw:layer="layout" svg:width="3.41cm" svg:height="1.8cm" svg:x="16.921cm" svg:y="18.4cm">
          <draw:text-box>
            <text:p text:style-name="P1"><text:span text:style-name="T1">TYPE </text:span></text:p>
            <text:p text:style-name="P1"><text:span text:style-name="T1">OPLIST</text:span></text:p>
          </draw:text-box>
        </draw:frame>
        <draw:frame draw:style-name="gr9" draw:text-style-name="P1" draw:layer="layout" svg:width="3.2cm" svg:height="0.962cm" svg:x="24.331cm" svg:y="5.2cm">
          <draw:text-box>
            <text:p text:style-name="P1">method1</text:p>
          </draw:text-box>
        </draw:frame>
        <draw:frame draw:style-name="gr9" draw:text-style-name="P1" xml:id="id8" draw:id="id8" draw:layer="layout" svg:width="3.2cm" svg:height="0.962cm" svg:x="24.331cm" svg:y="6.4cm">
          <draw:text-box>
            <text:p text:style-name="P1">method2</text:p>
          </draw:text-box>
        </draw:frame>
        <draw:frame draw:style-name="gr9" draw:text-style-name="P1" xml:id="id10" draw:id="id10" draw:layer="layout" svg:width="3.2cm" svg:height="0.962cm" svg:x="24.331cm" svg:y="5.2cm">
          <draw:text-box>
            <text:p text:style-name="P1">method1</text:p>
          </draw:text-box>
        </draw:frame>
        <draw:frame draw:style-name="gr9" draw:text-style-name="P1" xml:id="id4" draw:id="id4" draw:layer="layout" svg:width="3.2cm" svg:height="0.962cm" svg:x="24.331cm" svg:y="8.838cm">
          <draw:text-box>
            <text:p text:style-name="P1">method4</text:p>
          </draw:text-box>
        </draw:frame>
        <draw:frame draw:style-name="gr9" draw:text-style-name="P1" xml:id="id2" draw:id="id2" draw:layer="layout" svg:width="3.2cm" svg:height="0.962cm" svg:x="24.331cm" svg:y="10cm">
          <draw:text-box>
            <text:p text:style-name="P1">method6</text:p>
          </draw:text-box>
        </draw:frame>
        <draw:frame draw:style-name="gr9" draw:text-style-name="P1" xml:id="id6" draw:id="id6" draw:layer="layout" svg:width="3.2cm" svg:height="0.962cm" svg:x="24.331cm" svg:y="7.838cm">
          <draw:text-box>
            <text:p text:style-name="P1">method3</text:p>
          </draw:text-box>
        </draw:frame>
        <draw:connector draw:style-name="gr10" draw:text-style-name="P1" draw:layer="layout" draw:line-skew="0.624cm" svg:x1="19.599cm" svg:y1="15.244cm" svg:x2="24.331cm" svg:y2="10.481cm" draw:start-shape="id1" draw:start-glue-point="1" draw:end-shape="id2" svg:d="M19599 15244h2991v-4763h1741" svg:viewBox="0 0 4733 4764">
          <text:p/>
        </draw:connector>
        <draw:connector draw:style-name="gr10" draw:text-style-name="P1" draw:layer="layout" svg:x1="19.731cm" svg:y1="9.6cm" svg:x2="24.331cm" svg:y2="9.319cm" draw:start-shape="id3" draw:start-glue-point="1" draw:end-shape="id4" draw:end-glue-point="3" svg:d="M19731 9600h2301v-281h2299" svg:viewBox="0 0 4601 282">
          <text:p/>
        </draw:connector>
        <draw:connector draw:style-name="gr10" draw:text-style-name="P1" draw:layer="layout" svg:x1="19.731cm" svg:y1="8.4cm" svg:x2="24.331cm" svg:y2="8.319cm" draw:start-shape="id5" draw:start-glue-point="1" draw:end-shape="id6" draw:end-glue-point="3" svg:d="M19731 8400h2301v-81h2299" svg:viewBox="0 0 4601 82">
          <text:p/>
        </draw:connector>
        <draw:connector draw:style-name="gr10" draw:text-style-name="P1" draw:layer="layout" svg:x1="19.731cm" svg:y1="7.6cm" svg:x2="24.331cm" svg:y2="6.881cm" draw:start-shape="id7" draw:start-glue-point="1" draw:end-shape="id8" draw:end-glue-point="3" svg:d="M19731 7600h2301v-719h2299" svg:viewBox="0 0 4601 720">
          <text:p/>
        </draw:connector>
        <draw:connector draw:style-name="gr10" draw:text-style-name="P1" draw:layer="layout" svg:x1="19.731cm" svg:y1="6.6cm" svg:x2="24.331cm" svg:y2="5.681cm" draw:start-shape="id9" draw:start-glue-point="1" draw:end-shape="id10" draw:end-glue-point="3" svg:d="M19731 6600h2301v-919h2299" svg:viewBox="0 0 4601 920">
          <text:p/>
        </draw:connector>
        <draw:frame draw:style-name="gr11" draw:text-style-name="P3" draw:layer="layout" svg:width="2cm" svg:height="0.725cm" svg:x="17.931cm" svg:y="6cm">
          <draw:text-box>
            <text:p text:style-name="P1"><text:span text:style-name="T2">op1</text:span></text:p>
          </draw:text-box>
        </draw:frame>
        <draw:frame draw:style-name="gr11" draw:text-style-name="P3" draw:layer="layout" svg:width="2cm" svg:height="0.725cm" svg:x="17.931cm" svg:y="6.881cm">
          <draw:text-box>
            <text:p text:style-name="P1"><text:span text:style-name="T2">op2</text:span></text:p>
          </draw:text-box>
        </draw:frame>
        <draw:frame draw:style-name="gr11" draw:text-style-name="P3" draw:layer="layout" svg:width="2cm" svg:height="0.725cm" svg:x="17.931cm" svg:y="7.675cm">
          <draw:text-box>
            <text:p text:style-name="P1"><text:span text:style-name="T2">op3</text:span></text:p>
          </draw:text-box>
        </draw:frame>
        <draw:frame draw:style-name="gr11" draw:text-style-name="P3" draw:layer="layout" svg:width="2cm" svg:height="0.725cm" svg:x="17.931cm" svg:y="8.875cm">
          <draw:text-box>
            <text:p text:style-name="P1"><text:span text:style-name="T2">op4</text:span></text:p>
          </draw:text-box>
        </draw:frame>
        <draw:frame draw:style-name="gr11" draw:text-style-name="P3" draw:layer="layout" svg:width="2cm" svg:height="0.725cm" svg:x="17.799cm" svg:y="14.519cm">
          <draw:text-box>
            <text:p text:style-name="P1"><text:span text:style-name="T2">op6</text:span></text:p>
          </draw:text-box>
        </draw:frame>
        <draw:frame draw:style-name="gr12" draw:text-style-name="P1" xml:id="id12" draw:id="id12" draw:layer="layout" svg:width="4.6cm" svg:height="1.073cm" svg:x="8.131cm" svg:y="7cm">
          <draw:text-box>
            <text:p text:style-name="P1">cont_method2</text:p>
          </draw:text-box>
        </draw:frame>
        <draw:frame draw:style-name="gr9" draw:text-style-name="P1" xml:id="id14" draw:id="id14" draw:layer="layout" svg:width="4.6cm" svg:height="0.962cm" svg:x="8.131cm" svg:y="8cm">
          <draw:text-box>
            <text:p text:style-name="P1">cont_method3</text:p>
          </draw:text-box>
        </draw:frame>
        <draw:frame draw:style-name="gr12" draw:text-style-name="P1" xml:id="id16" draw:id="id16" draw:layer="layout" svg:width="4.6cm" svg:height="1.073cm" svg:x="8.131cm" svg:y="9.127cm">
          <draw:text-box>
            <text:p text:style-name="P1">cont_method4</text:p>
          </draw:text-box>
        </draw:frame>
        <draw:frame draw:style-name="gr12" draw:text-style-name="P1" xml:id="id18" draw:id="id18" draw:layer="layout" svg:width="4.6cm" svg:height="1.073cm" svg:x="8.131cm" svg:y="14.727cm">
          <draw:text-box>
            <text:p text:style-name="P1">cont_method6</text:p>
          </draw:text-box>
        </draw:frame>
        <draw:custom-shape draw:style-name="gr5" draw:text-style-name="P1" draw:layer="layout" svg:width="2.2cm" svg:height="12.4cm" svg:x="3.21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3.41cm" svg:y1="7.6cm" svg:x2="5.21cm" svg:y2="7.6cm">
          <text:p/>
        </draw:line>
        <draw:line draw:style-name="gr3" draw:text-style-name="P1" draw:layer="layout" svg:x1="3.41cm" svg:y1="7.6cm" svg:x2="5.21cm" svg:y2="7.6cm">
          <text:p/>
        </draw:line>
        <draw:line draw:style-name="gr3" draw:text-style-name="P1" draw:layer="layout" svg:x1="3.41cm" svg:y1="8.4cm" svg:x2="5.21cm" svg:y2="8.4cm">
          <text:p/>
        </draw:line>
        <draw:line draw:style-name="gr3" draw:text-style-name="P1" draw:layer="layout" svg:x1="3.41cm" svg:y1="9.6cm" svg:x2="5.21cm" svg:y2="9.6cm">
          <text:p/>
        </draw:line>
        <draw:line draw:style-name="gr4" draw:text-style-name="P1" draw:layer="layout" svg:x1="3.278cm" svg:y1="15.244cm" svg:x2="5.078cm" svg:y2="15.244cm">
          <text:p/>
        </draw:line>
        <draw:line draw:style-name="gr3" draw:text-style-name="P1" draw:layer="layout" svg:x1="3.41cm" svg:y1="7.6cm" svg:x2="5.21cm" svg:y2="7.6cm">
          <text:p/>
        </draw:line>
        <draw:line draw:style-name="gr3" draw:text-style-name="P1" draw:layer="layout" svg:x1="3.278cm" svg:y1="15.244cm" svg:x2="5.078cm" svg:y2="15.244cm">
          <text:p/>
        </draw:line>
        <draw:frame draw:style-name="gr8" draw:text-style-name="P2" draw:layer="layout" svg:width="3.41cm" svg:height="1.8cm" svg:x="2.4cm" svg:y="18.4cm">
          <draw:text-box>
            <text:p text:style-name="P1"><text:span text:style-name="T1">CONT </text:span></text:p>
            <text:p text:style-name="P1"><text:span text:style-name="T1">OPLIST</text:span></text:p>
          </draw:text-box>
        </draw:frame>
        <draw:frame draw:style-name="gr11" draw:text-style-name="P3" xml:id="id11" draw:id="id11" draw:layer="layout" svg:width="2cm" svg:height="0.725cm" svg:x="3.41cm" svg:y="6.881cm">
          <draw:text-box>
            <text:p text:style-name="P1"><text:span text:style-name="T2">op2</text:span></text:p>
          </draw:text-box>
        </draw:frame>
        <draw:frame draw:style-name="gr11" draw:text-style-name="P3" xml:id="id13" draw:id="id13" draw:layer="layout" svg:width="2cm" svg:height="0.725cm" svg:x="3.41cm" svg:y="7.675cm">
          <draw:text-box>
            <text:p text:style-name="P1"><text:span text:style-name="T2">op3</text:span></text:p>
          </draw:text-box>
        </draw:frame>
        <draw:frame draw:style-name="gr11" draw:text-style-name="P3" xml:id="id15" draw:id="id15" draw:layer="layout" svg:width="2cm" svg:height="0.725cm" svg:x="3.41cm" svg:y="8.875cm">
          <draw:text-box>
            <text:p text:style-name="P1"><text:span text:style-name="T2">op4</text:span></text:p>
          </draw:text-box>
        </draw:frame>
        <draw:frame draw:style-name="gr11" draw:text-style-name="P3" xml:id="id17" draw:id="id17" draw:layer="layout" svg:width="2cm" svg:height="0.725cm" svg:x="3.278cm" svg:y="14.519cm">
          <draw:text-box>
            <text:p text:style-name="P1"><text:span text:style-name="T2">op6</text:span></text:p>
          </draw:text-box>
        </draw:frame>
        <draw:connector draw:style-name="gr10" draw:text-style-name="P1" draw:layer="layout" svg:x1="5.41cm" svg:y1="7.243cm" svg:x2="8.131cm" svg:y2="7.536cm" draw:start-shape="id11" draw:start-glue-point="1" draw:end-shape="id12" svg:d="M5410 7243h1361v293h1360" svg:viewBox="0 0 2722 294">
          <text:p/>
        </draw:connector>
        <draw:connector draw:style-name="gr10" draw:text-style-name="P1" draw:layer="layout" svg:x1="5.41cm" svg:y1="8.037cm" svg:x2="8.131cm" svg:y2="8.481cm" draw:start-shape="id13" draw:start-glue-point="1" draw:end-shape="id14" svg:d="M5410 8037h1361v444h1360" svg:viewBox="0 0 2722 445">
          <text:p/>
        </draw:connector>
        <draw:connector draw:style-name="gr10" draw:text-style-name="P1" draw:layer="layout" svg:x1="5.41cm" svg:y1="9.237cm" svg:x2="8.131cm" svg:y2="9.663cm" draw:start-shape="id15" draw:start-glue-point="1" draw:end-shape="id16" svg:d="M5410 9237h1361v426h1360" svg:viewBox="0 0 2722 427">
          <text:p/>
        </draw:connector>
        <draw:connector draw:style-name="gr10" draw:text-style-name="P1" draw:layer="layout" svg:x1="5.278cm" svg:y1="14.881cm" svg:x2="8.131cm" svg:y2="15.263cm" draw:start-shape="id17" draw:start-glue-point="1" draw:end-shape="id18" draw:end-glue-point="3" svg:d="M5278 14881h1427v382h1426" svg:viewBox="0 0 2854 383">
          <text:p/>
        </draw:connector>
        <draw:frame draw:style-name="gr12" draw:text-style-name="P4" draw:layer="layout" svg:width="4.6cm" svg:height="1.073cm" svg:x="8cm" svg:y="11.127cm">
          <draw:text-box>
            <text:p text:style-name="P4"><text:span text:style-name="T3">cont_method5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8T19:59:27.819722240</meta:creation-date>
    <dc:date>2018-09-28T21:52:00.969662520</dc:date>
    <meta:editing-duration>PT35M42S</meta:editing-duration>
    <meta:editing-cycles>13</meta:editing-cycles>
    <meta:generator>LibreOffice/4.3.3.2$Linux_X86_64 LibreOffice_project/430m0$Build-2</meta:generator>
    <meta:document-statistic meta:object-count="84"/>
  </office:meta>
</office:document-meta>
</file>